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1pt" officeooo:paragraph-rsid="001530bd" style:font-size-asian="11pt" style:font-size-complex="11pt"/>
    </style:style>
    <style:style style:name="P2" style:family="paragraph" style:parent-style-name="Text_20_body">
      <style:text-properties style:font-name="Verdana" fo:font-size="11pt" fo:font-weight="bold" officeooo:rsid="001530bd" officeooo:paragraph-rsid="001530bd" style:font-size-asian="11pt" style:font-weight-asian="bold" style:font-size-complex="11pt" style:font-weight-complex="bold"/>
    </style:style>
    <style:style style:name="P3" style:family="paragraph" style:parent-style-name="Text_20_body">
      <style:paragraph-properties>
        <style:tab-stops>
          <style:tab-stop style:position="0.499cm"/>
        </style:tab-stops>
      </style:paragraph-properties>
      <style:text-properties style:font-name="Verdana" fo:font-size="11pt" fo:font-weight="bold" officeooo:rsid="001530bd" officeooo:paragraph-rsid="001636fb" style:font-size-asian="11pt" style:font-weight-asian="bold" style:font-size-complex="11pt" style:font-weight-complex="bold"/>
    </style:style>
    <style:style style:name="P4" style:family="paragraph" style:parent-style-name="Text_20_body">
      <style:paragraph-properties>
        <style:tab-stops>
          <style:tab-stop style:position="0.499cm"/>
        </style:tab-stops>
      </style:paragraph-properties>
      <style:text-properties style:font-name="Verdana" fo:font-size="11pt" fo:font-weight="bold" officeooo:rsid="001636fb" officeooo:paragraph-rsid="001636fb" style:font-size-asian="11pt" style:font-weight-asian="bold" style:font-size-complex="11pt" style:font-weight-complex="bold"/>
    </style:style>
    <style:style style:name="P5" style:family="paragraph" style:parent-style-name="Text_20_body">
      <style:paragraph-properties>
        <style:tab-stops>
          <style:tab-stop style:position="0.499cm"/>
        </style:tab-stops>
      </style:paragraph-properties>
      <style:text-properties style:font-name="Verdana" fo:font-size="11pt" fo:font-weight="bold" officeooo:rsid="00168637" officeooo:paragraph-rsid="00168637" style:font-size-asian="11pt" style:font-weight-asian="bold" style:font-size-complex="11pt" style:font-weight-complex="bold"/>
    </style:style>
    <style:style style:name="P6" style:family="paragraph" style:parent-style-name="Text_20_body" style:master-page-name="">
      <style:paragraph-properties style:page-number="auto">
        <style:tab-stops>
          <style:tab-stop style:position="0.499cm"/>
        </style:tab-stops>
      </style:paragraph-properties>
      <style:text-properties style:font-name="Verdana" fo:font-size="11pt" fo:font-weight="bold" officeooo:rsid="001530bd" officeooo:paragraph-rsid="001636fb" style:font-size-asian="11pt" style:font-weight-asian="bold" style:font-size-complex="11pt" style:font-weight-complex="bold"/>
    </style:style>
    <style:style style:name="P7" style:family="paragraph" style:parent-style-name="Heading_20_1">
      <style:text-properties style:font-name="Verdana" fo:font-size="11pt" officeooo:rsid="001530bd" officeooo:paragraph-rsid="001530bd" style:font-size-asian="9.60000038146973pt" style:font-size-complex="11pt"/>
    </style:style>
    <style:style style:name="T1" style:family="text">
      <style:text-properties fo:font-variant="normal" fo:text-transform="none" fo:color="#000000" style:font-name="Helvetica" fo:font-size="6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000000" fo:font-size="6.75pt" fo:letter-spacing="normal" fo:font-style="normal" fo:font-weight="normal"/>
    </style:style>
    <style:style style:name="T8" style:family="text">
      <style:text-properties fo:font-variant="normal" fo:text-transform="none" fo:color="#800000" fo:letter-spacing="normal" fo:font-style="normal" fo:font-weight="normal"/>
    </style:style>
    <style:style style:name="T9" style:family="text">
      <style:text-properties fo:font-variant="normal" fo:text-transform="none" fo:color="#800000" fo:letter-spacing="normal" fo:font-style="normal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1-</text:h>
      <text:p text:style-name="P1"><text:span text:style-name="T4">&lt;?xml version="1.0" encoding="UTF-8"?&gt;<text:line-break/>&lt;!DOCTYPE numbers [<text:line-break/><text:tab/>&lt;!ELEMENT numbers (#PCDATA)&gt;<text:line-break/>]&gt;<text:line-break/><text:line-break/></text:span><text:span text:style-name="T8">&lt;numbers&gt;50&lt;/numbers&gt;</text:span><text:span text:style-name="T4"><text:line-break/></text:span></text:p>
      <text:p text:style-name="P1"><text:span text:style-name="T4"/></text:p>
      <text:p text:style-name="P2"><text:span text:style-name="T3">2-</text:span></text:p>
      <text:p text:style-name="P2"><text:span text:style-name="T5">&lt;?xml version="1.0" encoding="UTF-8"?&gt;<text:line-break/>&lt;!DOCTYPE letters [<text:line-break/><text:tab/>&lt;!ELEMENT letters (letter)&gt;<text:line-break/><text:tab/>&lt;!ELEMENT letter (#PCDATA)&gt;<text:line-break/>]&gt;<text:line-break/><text:line-break/></text:span><text:span text:style-name="T9">&lt;letters&gt;<text:line-break/><text:tab/>&lt;letter&gt;a&lt;/letter&gt;<text:line-break/>&lt;/letters&gt;</text:span></text:p>
      <text:p text:style-name="P2"/>
      <text:p text:style-name="P2"/>
      <text:p text:style-name="P2"><text:span text:style-name="T3">3-</text:span></text:p>
      <text:p text:style-name="P2"><text:span text:style-name="T4">&lt;?xml version="1.0" encoding="UTF-8"?&gt;<text:line-break/>&lt;!DOCTYPE colors [<text:line-break/><text:tab/>&lt;!ELEMENT colors (color*)&gt;<text:line-break/><text:tab/>&lt;!ELEMENT color (#PCDATA)&gt;<text:line-break/>]&gt;<text:line-break/><text:line-break/>&lt;colors&gt;<text:line-break/><text:tab/>&lt;color&gt;pink&lt;/color&gt;<text:line-break/><text:tab/></text:span><text:span text:style-name="T8">&lt;color&gt;</text:span><text:span text:style-name="T4">black</text:span><text:span text:style-name="T8">&lt;/color&gt;</text:span><text:span text:style-name="T4"><text:line-break/><text:tab/>&lt;color&gt;blue&lt;/color&gt;<text:line-break/>&lt;/colors&gt;</text:span></text:p>
      <text:p text:style-name="P2"/>
      <text:p text:style-name="P2"/>
      <text:p text:style-name="P2"/>
      <text:p text:style-name="P2"/>
      <text:p text:style-name="P2"/>
      <text:p text:style-name="P2"><text:soft-page-break/><text:span text:style-name="T3">4-</text:span></text:p>
      <text:p text:style-name="P2"><text:span text:style-name="T4">&lt;?xml version="1.0" encoding="UTF-8"?&gt;<text:line-break/>&lt;!DOCTYPE flowers [<text:line-break/><text:tab/>&lt;!ELEMENT flowers (flower+)&gt;<text:line-break/><text:tab/>&lt;!ELEMENT flower (#PCDATA)&gt;<text:line-break/>]&gt;<text:line-break/><text:line-break/>&lt;flowers&gt;<text:line-break/><text:tab/></text:span><text:span text:style-name="T8">&lt;flower&gt;daisy&lt;/flower&gt;</text:span><text:span text:style-name="T4"><text:line-break/>&lt;/flowers&gt;</text:span></text:p>
      <text:p text:style-name="P2"/>
      <text:p text:style-name="P2"/>
      <text:p text:style-name="P2"><text:span text:style-name="T3">5-</text:span></text:p>
      <text:p text:style-name="P2"><text:span text:style-name="T4">&lt;?xml version="1.0" encoding="UTF-8"?&gt;<text:line-break/>&lt;!DOCTYPE animals [<text:line-break/><text:tab/>&lt;!ELEMENT animals (animal*)&gt;<text:line-break/><text:tab/>&lt;!ELEMENT animal (#PCDATA)&gt;<text:line-break/>]&gt;<text:line-break/><text:line-break/>&lt;animals&gt;<text:line-break/><text:tab/>&lt;</text:span><text:span text:style-name="T8">animal</text:span><text:span text:style-name="T4">&gt;Poodle&lt;/</text:span><text:span text:style-name="T8">animal</text:span><text:span text:style-name="T4">&gt;<text:line-break/><text:tab/>&lt;</text:span><text:span text:style-name="T8">animal</text:span><text:span text:style-name="T4">&gt;Siamese&lt;/</text:span><text:span text:style-name="T8">animal</text:span><text:span text:style-name="T4">&gt;<text:line-break/>&lt;/animals&gt;</text:span></text:p>
      <text:p text:style-name="P2"/>
      <text:p text:style-name="P2"/>
      <text:p text:style-name="P2"><text:span text:style-name="T3">6-</text:span></text:p>
      <text:p text:style-name="P6"><text:span text:style-name="T4">&lt;?xml version="1.0" encoding="UTF-8"?&gt;<text:line-break/>&lt;!DOCTYPE writers [<text:line-break/><text:tab/>&lt;!ELEMENT writers (writer*)&gt;<text:line-break/><text:tab/>&lt;!ELEMENT writer (name, date_of_birth)&gt;<text:line-break/><text:tab/>&lt;!ELEMENT name (#PCDATA)&gt;<text:line-break/><text:tab/>&lt;!ELEMENT date_of_birth (#PCDATA)&gt;<text:line-break/>]&gt;<text:line-break/><text:line-break/>&lt;writers&gt;<text:line-break/><text:tab/>&lt;writer&gt;<text:line-break/><text:tab/><text:tab/>&lt;name&gt;M. Vargas Llosa&lt;/name&gt;<text:line-break/><text:tab/><text:tab/>&lt;date_of_birth&gt;28/03/1936&lt;/date_of_birth&gt;<text:line-break/><text:tab/>&lt;/writer&gt;<text:line-break/><text:tab/>&lt;writer&gt;<text:line-break/><text:tab/><text:tab/></text:span><text:span text:style-name="T8">&lt;name&gt;Milan Kundera&lt;/name&gt;</text:span></text:p>
      <text:p text:style-name="P3"><text:soft-page-break/><text:span text:style-name="T8"><text:tab/><text:tab/>&lt;date_of_birth&gt;01/04/929&lt;/date_of_birth&gt;</text:span><text:span text:style-name="T4"><text:line-break/><text:tab/>&lt;/writer&gt;<text:line-break/>&lt;/writers&gt;</text:span></text:p>
      <text:p text:style-name="P3"/>
      <text:p text:style-name="P3"/>
      <text:p text:style-name="P4">7-<text:span text:style-name="T4"><text:line-break/>&lt;?xml version="1.0" encoding="UTF-8"?&gt;<text:line-break/>&lt;!DOCTYPE musics [<text:line-break/><text:tab/>&lt;!ELEMENT musics (music*)&gt;<text:line-break/><text:tab/>&lt;!ELEMENT</text:span><text:span text:style-name="T6"> </text:span><text:span text:style-name="T4">music ((name | nickname), date_of_birth)&gt;<text:line-break/><text:tab/>&lt;!ELEMENT name (#PCDATA)&gt;<text:line-break/><text:tab/>&lt;!ELEMENT nickname (#PCDATA)&gt;<text:line-break/><text:tab/>&lt;!ELEMENT date_of_birth (#PCDATA)&gt;<text:line-break/>]&gt;<text:line-break/><text:line-break/>&lt;musics&gt;<text:line-break/><text:tab/>&lt;music&gt;<text:line-break/></text:span><text:span text:style-name="T8"><text:tab/><text:tab/>&lt;name&gt;Antonio Vivaldi&lt;/name&gt;</text:span><text:span text:style-name="T4"><text:line-break/><text:tab/><text:tab/>&lt;date_of_birth&gt;04/03/1678&lt;/date_of_birth&gt;<text:line-break/><text:tab/>&lt;/music&gt;<text:line-break/><text:tab/>&lt;music&gt;<text:line-break/></text:span><text:span text:style-name="T8"><text:tab/><text:tab/>&lt;nickname&gt;old wig&lt;/nickname&gt;</text:span><text:span text:style-name="T4"><text:line-break/><text:tab/><text:tab/>&lt;date_of_birth&gt;21/04/1685&lt;/date_of_birth&gt;<text:line-break/><text:tab/>&lt;/music&gt;<text:line-break/>&lt;/musics&gt;</text:span></text:p>
      <text:p text:style-name="P4"/>
      <text:p text:style-name="P4"/>
      <text:p text:style-name="P5">8-<text:span text:style-name="T4"><text:line-break/>&lt;?xml version="1.0" encoding="UTF-8"?&gt;<text:line-break/>&lt;!DOCTYPE calendar [<text:line-break/><text:tab/>&lt;!ELEMENT calendar (contact*)&gt;<text:line-break/><text:tab/>&lt;!ELEMENT contact (name, land_line*, mobile+)&gt;<text:line-break/><text:tab/>&lt;!ELEMENT name (#PCDATA)&gt;<text:line-break/><text:tab/>&lt;!ELEMENT land_line (#PCDATA)&gt;<text:line-break/><text:tab/>&lt;!ELEMENT mobile (#PCDATA)&gt;<text:line-break/>]&gt;<text:line-break/><text:line-break/>&lt;calendar&gt;<text:line-break/><text:tab/>&lt;contact&gt;<text:line-break/><text:tab/><text:tab/>&lt;name&gt;City Hall&lt;/name&gt;<text:line-break/><text:tab/><text:tab/>&lt;land_line&gt;010&lt;/land_line&gt;<text:line-break/><text:tab/><text:tab/></text:span><text:span text:style-name="T8">&lt;mobile&gt;654321237&lt;/mobile&gt;</text:span><text:span text:style-name="T4"><text:line-break/></text:span><text:soft-page-break/><text:span text:style-name="T4"><text:tab/>&lt;/contact&gt;<text:line-break/><text:tab/>&lt;contact&gt;<text:line-break/><text:tab/><text:tab/>&lt;name&gt;Emergency&lt;/name&gt;<text:line-break/><text:tab/><text:tab/>&lt;land_line&gt;112 (Europe)&lt;/land_line&gt;<text:line-break/><text:tab/><text:tab/></text:span><text:span text:style-name="T8">&lt;land_line&gt;911 (USA)&lt;/land_line&gt;</text:span><text:span text:style-name="T4"><text:line-break/><text:tab/><text:tab/>&lt;mobile&gt;Unknown&lt;/mobile&gt;<text:line-break/><text:tab/>&lt;/contact&gt;<text:line-break/>&lt;/calendar&gt;</text:span></text:p>
      <text:p text:style-name="P5"/>
      <text:p text:style-name="P5"/>
      <text:p text:style-name="P5">9-<text:span text:style-name="T4"><text:line-break/>&lt;?xml version="1.0" encoding="UTF-8"?&gt;<text:line-break/>&lt;!DOCTYPE solar_system [<text:line-break/><text:tab/>&lt;!ELEMENT solar_system (object*)&gt;<text:line-break/><text:tab/>&lt;!ELEMENT object (planet|satellite|asteroid)&gt;<text:line-break/><text:tab/>&lt;!ELEMENT planet (#PCDATA)&gt;<text:line-break/><text:tab/>&lt;!ELEMENT satellite (#PCDATA)&gt;<text:line-break/><text:tab/>&lt;!ELEMENT asteroid (#PCDATA)&gt;<text:line-break/>]&gt;<text:line-break/><text:line-break/>&lt;solar_system&gt;<text:line-break/><text:tab/>&lt;object&gt;<text:line-break/><text:tab/><text:tab/>&lt;planet&gt;Earth&lt;/planet&gt;<text:line-break/><text:tab/>&lt;/object&gt;<text:line-break/><text:tab/></text:span><text:span text:style-name="T8">&lt;object&gt;<text:line-break/><text:tab/><text:tab/>&lt;satellite&gt;Moon&lt;/satellite&gt;<text:line-break/><text:tab/>&lt;/object&gt;</text:span><text:span text:style-name="T4"><text:line-break/><text:tab/></text:span><text:span text:style-name="T8">&lt;object&gt;</text:span><text:span text:style-name="T4"><text:line-break/><text:tab/>&lt;asteroid&gt;Ceres&lt;/asteroid&gt;<text:line-break/><text:tab/></text:span><text:span text:style-name="T8">&lt;/object&gt;</text:span><text:span text:style-name="T4"><text:line-break/>&lt;/solar_system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08:18:12.107846260</meta:creation-date>
    <dc:date>2017-04-11T08:51:35.442548874</dc:date>
    <meta:editing-duration>PT16M4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16" meta:word-count="230" meta:character-count="2630" meta:non-whitespace-character-count="2318"/>
  </office:meta>
</office:document-meta>
</file>